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01in" fo:break-before="auto" style:use-optimal-row-height="true"/>
    </style:style>
    <style:style style:name="ro3" style:family="table-row">
      <style:table-row-properties style:row-height="0.188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ce1"/>
        <table:table-row table:style-name="ro2">
          <table:table-cell/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C</text:p>
          </table:table-cell>
        </table:table-row>
        <table:table-row table:style-name="ro3">
          <table:table-cell office:value-type="string" calcext:value-type="string">
            <text:p>R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2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3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4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5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6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7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8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9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1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1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12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13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14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15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16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17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18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19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2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2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22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23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24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25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26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27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28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29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3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3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32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33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34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35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36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37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38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39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4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4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42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43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44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45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46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47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48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49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5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5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52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53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54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55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56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57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58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59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6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6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62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63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64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65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66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67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68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69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7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7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72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73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74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75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76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77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78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79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8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8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82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83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84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85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86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87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88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89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9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9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92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93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94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95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96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97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98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99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10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10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102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103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104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105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106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107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108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109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11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11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112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113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114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115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116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117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118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119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12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12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122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123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124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125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126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127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128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129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13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13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132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133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134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135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136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137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138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139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14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14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142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143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144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145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146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147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148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149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15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15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152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153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154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155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156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157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158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159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16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16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162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163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164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165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166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167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168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169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17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17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172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173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174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175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176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177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178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179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18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18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182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183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184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185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186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187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188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189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19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19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192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193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194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195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196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197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198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199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20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20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202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203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204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205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206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207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208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209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21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21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212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213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214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215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216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217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218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219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22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22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222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223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224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225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226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227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228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229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23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23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232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233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234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235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236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237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238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239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24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24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242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243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244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245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246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247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248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249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25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25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252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253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254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255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256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257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258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259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26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26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262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263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264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265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266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267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268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269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27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27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272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273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274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275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276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277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278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279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28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28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282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283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284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285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286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287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288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289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29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29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292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293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294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295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296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297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298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299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30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30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302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303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304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305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306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307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308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309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31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31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312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313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314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315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316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317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318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319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32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32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322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323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324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325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326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327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328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329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33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33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332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333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334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335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336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337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338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339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34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34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342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343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344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345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346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347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348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349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35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35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352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353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354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355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356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357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358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359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36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36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362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363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364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365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366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367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368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369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37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37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372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373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374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375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376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377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378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379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38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38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382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383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384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385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386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387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388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389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39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39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392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393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394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395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396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397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398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399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40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40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402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403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404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405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406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407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408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409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41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41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412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413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414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415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416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417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418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419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42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42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422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423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424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425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426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427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428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429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43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43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432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433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434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435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436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437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438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439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44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44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442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443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444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445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446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447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448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449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45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45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452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453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454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455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456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457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458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459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46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46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462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463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464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465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466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467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468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469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47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47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472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473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474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475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476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477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478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479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48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48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482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483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484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485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486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487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488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489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49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49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492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493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494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495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496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497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498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499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50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50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502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503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504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505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506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507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508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509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51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51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512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513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514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515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516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517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518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519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52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52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522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523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524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525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526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527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528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529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53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53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532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533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534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535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536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537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538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539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54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54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542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543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544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545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546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547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548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549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55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55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552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553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554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555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556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557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558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559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56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56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562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563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564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565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566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567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568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569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57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57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572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573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574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575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576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577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578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579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58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58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582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583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584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585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586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587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588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589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59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59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592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593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594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595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596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597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598</text:p>
          </table:table-cell>
          <table:table-cell table:formula="of:=RANDBETWEEN(0;1)" office:value-type="float" office:value="1" calcext:value-type="float">
            <text:p>1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599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0" calcext:value-type="float">
            <text:p>0</text:p>
          </table:table-cell>
          <table:table-cell table:formula="of:=RANDBETWEEN(0;1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Default"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7">00/00/0000</text:date>, <text:time style:data-style-name="N2" text:time-value="0000-00-00T00:00:03.3860916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4</meta:editing-cycles>
    <meta:generator>LibreOffice/4.1.3.2$Linux_X86_64 LibreOffice_project/410m0$Build-2</meta:generator>
    <dc:date>2014-02-27T14:27:44.293594500</dc:date>
    <meta:document-statistic meta:table-count="3" meta:cell-count="2399" meta:object-count="0"/>
    <meta:user-defined meta:name="Info 1"/>
    <meta:user-defined meta:name="Info 2"/>
    <meta:user-defined meta:name="Info 3"/>
    <meta:user-defined meta:name="Info 4"/>
  </office:meta>
</office:document-meta>
</file>